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rshallerImpl.setProperty( String name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MarshallerImpl.getJavaEncoding(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MarshallerImpl.getNoNSSchema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Adapter( Class &lt; A &gt; type , A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XMLEvent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XMLStream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Listener( javax . xml . bind . Marshaller . 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FormattedOutput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shallerImpl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checkNotNull( Object o1 , String o1Name , Object o2 , String o2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arshallerImpl.is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Adapter( Class &lt; A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AttachmentMarshaller( AttachmentMarshaller 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Schema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Attachment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Ev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Schema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checkString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arshallerImpl.getProperty( String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MarshallerImpl.setNoNSSchema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Adapter( XmlAdapter adap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rshallerImpl.setSchema(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shallerImpl.setEventHandler( ValidationEv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arshallerImpl.setFragment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shallerImpl.ge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Nod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shallerImpl.checkBoolean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arshallerImpl.isFormatted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